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use-window-font-color="true" loext:opacity="0%" officeooo:rsid="00022b22" officeooo:paragraph-rsid="00022b22"/>
    </style:style>
    <style:style style:name="P2" style:family="paragraph" style:parent-style-name="Title">
      <style:text-properties style:use-window-font-color="true" loext:opacity="0%" officeooo:rsid="00022b22" officeooo:paragraph-rsid="00022b22"/>
    </style:style>
    <style:style style:name="P3" style:family="paragraph" style:parent-style-name="Text_20_body" style:list-style-name="L1">
      <style:paragraph-properties fo:text-align="justify" style:justify-single-word="false"/>
      <style:text-properties style:use-window-font-color="true" loext:opacity="0%" officeooo:rsid="00022b22" officeooo:paragraph-rsid="00022b22"/>
    </style:style>
    <style:style style:name="P4" style:family="paragraph" style:parent-style-name="Text_20_body" style:list-style-name="L1">
      <style:paragraph-properties fo:text-align="justify" style:justify-single-word="false"/>
      <style:text-properties style:use-window-font-color="true" loext:opacity="0%" officeooo:rsid="00039486" officeooo:paragraph-rsid="00039486"/>
    </style:style>
    <style:style style:name="P5" style:family="paragraph" style:parent-style-name="Text_20_body" style:list-style-name="L1">
      <style:paragraph-properties fo:text-align="justify" style:justify-single-word="false"/>
      <style:text-properties style:use-window-font-color="true" loext:opacity="0%" officeooo:rsid="0004a4c1" officeooo:paragraph-rsid="0004a4c1"/>
    </style:style>
    <style:style style:name="P6" style:family="paragraph" style:parent-style-name="Text_20_body" style:list-style-name="L1">
      <style:paragraph-properties fo:text-align="justify" style:justify-single-word="false"/>
      <style:text-properties style:use-window-font-color="true" loext:opacity="0%" officeooo:rsid="0005d371" officeooo:paragraph-rsid="0005d371"/>
    </style:style>
    <style:style style:name="T1" style:family="text">
      <style:text-properties officeooo:rsid="0004a4c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URE</text:p>
      <text:p text:style-name="P1"/>
      <text:list xml:id="list1900415042" text:style-name="L1">
        <text:list-item>
          <text:p text:style-name="P3">Do not talk about others.</text:p>
        </text:list-item>
        <text:list-item>
          <text:p text:style-name="P3">NO OBJECTIFICATION <text:span text:style-name="T1">OF WOMEN</text:span>.</text:p>
        </text:list-item>
        <text:list-item>
          <text:p text:style-name="P3">Its okay to be silent.</text:p>
        </text:list-item>
        <text:list-item>
          <text:p text:style-name="P4">Get back in terms with the personal growth strategies.</text:p>
        </text:list-item>
        <text:list-item>
          <text:p text:style-name="P5">Get into brain storming.</text:p>
        </text:list-item>
        <text:list-item>
          <text:p text:style-name="P6">Do not be too interested in anyone’s personal matters.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3T09:09:09.980000000</dc:date>
    <meta:editing-duration>PT24M54S</meta:editing-duration>
    <meta:editing-cycles>4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8" meta:word-count="44" meta:character-count="218" meta:non-whitespace-character-count="188"/>
  </office:meta>
</office:document-meta>
</file>